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9f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 Sample Report</text:p>
      <text:p text:style-name="Standard"/>
      <text:p text:style-name="P1"><text:span text:style-name="T1">Simon</text:span> <text:span text:style-name="T1">Durillo</text:span>, Ph.D.</text:p>
      <text:p text:style-name="Standard"/>
      <text:p text:style-name="P2">&lt;&lt;echo=FALSE, results=hide&gt;&gt;=</text:p>
      <text:p text:style-name="P2">library(car)</text:p>
      <text:p text:style-name="P2">df &lt;- Salaries</text:p>
      <text:p text:style-name="P2">percentiles &lt;- function(x, y){</text:p>
      <text:p text:style-name="P2"><text:s text:c="5"/>P0 <text:s text:c="2"/>&lt;- aggregate(x, by=list(y), FUN=quantile, <text:s text:c="2"/>0)</text:p>
      <text:p text:style-name="P2"><text:s text:c="5"/>P25 <text:s/>&lt;- aggregate(x, by=list(y), FUN=quantile, .25)</text:p>
      <text:p text:style-name="P2"><text:s text:c="5"/>P50 <text:s/>&lt;- aggregate(x, by=list(y), FUN=quantile, <text:s/>.5)</text:p>
      <text:p text:style-name="P2"><text:s text:c="5"/>P75 <text:s/>&lt;- aggregate(x, by=list(y), FUN=quantile, .75)</text:p>
      <text:p text:style-name="P2"><text:s text:c="5"/>P100 &lt;- aggregate(x, by=list(y), FUN=quantile, <text:s text:c="2"/>1)</text:p>
      <text:p text:style-name="P2"><text:s text:c="5"/>qT &lt;- data.frame(P0, P25[2], P50[2], P75[2], P100[2])</text:p>
      <text:p text:style-name="P2"><text:s text:c="5"/>names(qT) &lt;- c("Group", "0%", "25%", "50%", "75%", "100%")</text:p>
      <text:p text:style-name="P2"><text:s text:c="5"/>return(qT)</text:p>
      <text:p text:style-name="P2">}</text:p>
      <text:p text:style-name="P2">quantTable&lt;- percentiles(df$salary, df$sex)</text:p>
      <text:p text:style-name="P2">@</text:p>
      <text:p text:style-name="Standard"/>
      <text:p text:style-name="P3">1 The study</text:p>
      <text:p text:style-name="Standard"/>
      <text:p text:style-name="Standard">The salaries of \Sexpr{nrow(df)} male and female college professors were studied to assess possible gender discrimination. Summary statistics are provide in Table 1.</text:p>
      <text:p text:style-name="Standard"/>
      <text:p text:style-name="Standard">Table 1. Salary quantiles for male and female professors</text:p>
      <text:p text:style-name="P2">&lt;&lt;echo=FALSE, results=xml&gt;&gt;=</text:p>
      <text:p text:style-name="P2">odfTable(quantTable, useRowNames=FALSE)</text:p>
      <text:p text:style-name="P2">@</text:p>
      <text:p text:style-name="Standard"/>
      <text:p text:style-name="Standard">The distributions are plotted in Figure 1.</text:p>
      <text:p text:style-name="Standard"/>
      <text:p text:style-name="P2">&lt;&lt;fig=TRUE, echo=FALSE&gt;&gt;=</text:p>
      <text:p text:style-name="P2">boxplot(df$salary ~ df$sex, col="lightgrey", ylab="Annual Salary (dollars)")</text:p>
      <text:p text:style-name="P2">@</text:p>
      <text:p text:style-name="P1">Figure 1. Distribution of salaries by gend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umberland AMT" fo:font-family="'Cumberland AMT'" style:font-family-generic="modern" style:font-pitch="fixed" fo:font-size="10pt" style:font-name-asian="NSimSun" style:font-family-asian="NSimSun" style:font-family-generic-asian="modern" style:font-pitch-asian="fixed" style:font-size-asian="10pt" style:font-name-complex="Cumberland AMT" style:font-family-complex="'Cumberland AMT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Robert Kabacoff</meta:initial-creator>
    <meta:creation-date>2017-12-24T22:01:00Z</meta:creation-date>
    <dc:date>2017-12-24T23:02:35.915093899</dc:date>
    <meta:editing-cycles>3</meta:editing-cycles>
    <meta:editing-duration>PT19S</meta:editing-duration>
    <meta:document-statistic meta:table-count="0" meta:image-count="0" meta:object-count="0" meta:page-count="1" meta:paragraph-count="28" meta:word-count="131" meta:character-count="1071" meta:non-whitespace-character-count="918"/>
    <meta:template xlink:type="simple" xlink:actuate="onRequest" xlink:title="" xlink:href="Normal.dotm"/>
  </office:meta>
</office:document-meta>
</file>